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Heading_20_3">
      <style:text-properties officeooo:rsid="00053c1e" officeooo:paragraph-rsid="00053c1e"/>
    </style:style>
    <style:style style:name="P2" style:family="paragraph" style:parent-style-name="Heading_20_3">
      <style:text-properties officeooo:rsid="00056b02" officeooo:paragraph-rsid="000b6ca7"/>
    </style:style>
    <style:style style:name="P3" style:family="paragraph" style:parent-style-name="Standard">
      <style:text-properties officeooo:rsid="0006bdd7" officeooo:paragraph-rsid="0006bdd7"/>
    </style:style>
    <style:style style:name="P4" style:family="paragraph" style:parent-style-name="Standard">
      <style:text-properties officeooo:rsid="0006bdd7" officeooo:paragraph-rsid="000c3496"/>
    </style:style>
    <style:style style:name="P5" style:family="paragraph" style:parent-style-name="Standard">
      <style:text-properties officeooo:rsid="00084b9c" officeooo:paragraph-rsid="00084b9c"/>
    </style:style>
    <style:style style:name="P6" style:family="paragraph" style:parent-style-name="Standard">
      <style:text-properties officeooo:paragraph-rsid="00095e51"/>
    </style:style>
    <style:style style:name="P7" style:family="paragraph" style:parent-style-name="Standard">
      <style:text-properties officeooo:rsid="000c4df9" officeooo:paragraph-rsid="000c4df9"/>
    </style:style>
    <style:style style:name="P8" style:family="paragraph" style:parent-style-name="Text_20_body">
      <style:text-properties officeooo:rsid="000a9298" officeooo:paragraph-rsid="000a9298"/>
    </style:style>
    <style:style style:name="P9" style:family="paragraph" style:parent-style-name="Text_20_body">
      <style:text-properties officeooo:rsid="000c3496" officeooo:paragraph-rsid="000c4df9"/>
    </style:style>
    <style:style style:name="P10" style:family="paragraph" style:parent-style-name="Text_20_body">
      <style:text-properties officeooo:paragraph-rsid="000e02cd"/>
    </style:style>
    <style:style style:name="P11" style:family="paragraph" style:parent-style-name="Text_20_body">
      <style:text-properties officeooo:paragraph-rsid="000ec4f5"/>
    </style:style>
    <style:style style:name="T1" style:family="text">
      <style:text-properties officeooo:rsid="00084b9c"/>
    </style:style>
    <style:style style:name="T2" style:family="text">
      <style:text-properties style:text-position="super 58%" officeooo:rsid="00084b9c"/>
    </style:style>
    <style:style style:name="T3" style:family="text">
      <style:text-properties officeooo:rsid="00095e51"/>
    </style:style>
    <style:style style:name="T4" style:family="text">
      <style:text-properties officeooo:rsid="000981e9"/>
    </style:style>
    <style:style style:name="T5" style:family="text">
      <style:text-properties officeooo:rsid="000b59a3"/>
    </style:style>
    <style:style style:name="T6" style:family="text">
      <style:text-properties officeooo:rsid="000c3496"/>
    </style:style>
    <style:style style:name="T7" style:family="text">
      <style:text-properties officeooo:rsid="000c4df9"/>
    </style:style>
    <style:style style:name="T8" style:family="text">
      <style:text-properties officeooo:rsid="000d2468"/>
    </style:style>
    <style:style style:name="T9" style:family="text">
      <style:text-properties officeooo:rsid="000e02cd"/>
    </style:style>
    <style:style style:name="T10" style:family="text">
      <style:text-properties officeooo:rsid="000ec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High level</text:h>
      <text:p text:style-name="P3">In the UK, sailing races are scored with rules set by the Royal Yachting Association <text:span text:style-name="T1">(RYA)</text:span>.</text:p>
      <text:p text:style-name="P5"><text:span text:style-name="T6">This scoring </text:span>method results in many calculations which can be tedious to do by hand. As a result of this, most scoring is done using computer systems [1].</text:p>
      <text:p text:style-name="P5"/>
      <text:p text:style-name="P6"><text:span text:style-name="T3">Castle Semple Sailing Club on </text:span>Lochwinnoch, <text:span text:style-name="T3">Scotland, currently uses a desktop application called </text:span><text:span text:style-name="T4">Sailwave</text:span><text:span text:style-name="T3"> to score their races. This app has many issues, and the club desire</text:span><text:span text:style-name="T4">s</text:span><text:span text:style-name="T3"> a better system. The goal of this project is to </text:span><text:span text:style-name="T6">design and build an improved system, that the sailing club can use to replace their current one.</text:span></text:p>
      <text:p text:style-name="P6"/>
      <text:h text:style-name="P2" text:outline-level="3">Customer</text:h>
      <text:p text:style-name="P10"><text:span text:style-name="T8">The </text:span><text:span text:style-name="T10">main </text:span><text:span text:style-name="T8">customer for this project is </text:span>Dr. Simon Rogers<text:span text:style-name="T8">, a member of </text:span><text:span text:style-name="T3">Castle Semple Sailing Club </text:span><text:span text:style-name="T8">who came up with the idea for the project. Simon </text:span><text:span text:style-name="T9">is also a</text:span><text:span text:style-name="T8"> </text:span>senior lecturer in the School of Computing Science at the University of Glasgow <text:span text:style-name="T9">so he is able to provide some technical advice. However, he is not able to </text:span><text:span text:style-name="T10">spare the time to be directly involved in the project, so interaction with him is limited.</text:span><text:span text:style-name="T9"> The majority of </text:span><text:span text:style-name="T3">Castle Semple Sailing Club </text:span><text:span text:style-name="T10">members, on the other hand,</text:span><text:span text:style-name="T9"> have limited computer skills. This </text:span><text:span text:style-name="T10">needs to be taken into account in the rest of the project, and the end product must be designed with this in mind.</text:span></text:p>
      <text:p text:style-name="P11"><text:span text:style-name="T10">The Sailing Club itself is located on Lochwinnoch near Glasgow, Scotland. It hosts many races and event throughout the year and uses a variety of different </text:span>classes of dinghy </text:p>
      <text:h text:style-name="P1" text:outline-level="3">The problem</text:h>
      <text:p text:style-name="P4"><text:span text:style-name="T6">According to the RYA (2020) website, the scoring </text:span><text:span text:style-name="T7">rules to be used in sailing races</text:span><text:span text:style-name="T6">, described in high level terms, consists of the following:</text:span></text:p>
      <text:p text:style-name="P4"/>
      <text:p text:style-name="P4"><text:span text:style-name="T6">A</text:span><text:span text:style-name="T1"> sailor receives points based on their finishing position (1 points for 1</text:span><text:span text:style-name="T2">st</text:span><text:span text:style-name="T1">, 2 points for 2</text:span><text:span text:style-name="T2">nd</text:span><text:span text:style-name="T1"> etc.). The sailor with the lowest number of points as the end of a series (a collection of races) wins that series. Their place in the race is determined by the time they took to completed it, which is corrected by a handicap, so sailors in different boats with different capabilities can race fairly. These handicaps are set by the </text:span><text:span text:style-name="T6">RYA</text:span><text:span text:style-name="T1">.</text:span></text:p>
      <text:p text:style-name="P4"/>
      <text:p text:style-name="P7">Additionally, a sailor can not participate in any number of races in a series, in which case they are awarded a number of points that is grater than those any sailor who was in the race revived. A sailor can also start, but not Finnish a race, in which case they are awarded a slightly smaller number of points than not participating. Finally, a sailor can also be involved in running the race, in which case they are given a medium amount of points to reflect this.</text:p>
      <text:p text:style-name="P7"/>
      <text:p text:style-name="P7">There are also a number of other exceptions and special cases.</text:p>
      <text:p text:style-name="P4"/>
      <text:p text:style-name="P8">The current softwar<text:span text:style-name="T6">e that the sailing club uses</text:span> has a few limitations. Firstly, as it is a desktop program, it is limited to use on a computer that is owned by the club. This computer is old and slow, resulting in poor performance of the program, and cannot be easily replaced. Additionally, the software itself is outdated and clunky, <text:span text:style-name="T5">having been originally made in 2001 [sorce]</text:span>. In order to distribute the results of a race or series to the sailors, the results need to be printed out and manually sent out via another channel, such as email or posting the results on a notice board. This is not ideal. <text:span text:style-name="T5">Also, the users of the software at </text:span><text:span text:style-name="T3">Castle Semple Sailing Club </text:span><text:span text:style-name="T5">have limited computer skills, so updating the program, moving the program to a new pc or selecting a new program to use is </text:span><text:soft-page-break/><text:span text:style-name="T5">difficult.</text:span></text:p>
      <text:p text:style-name="P9">This project sets out to design a new sailing race managing system, <text:span text:style-name="T7">that improves upon </text:span><text:span text:style-name="T4">Sail-wave, </text:span><text:span text:style-name="T7">and that provides some other features that the </text:span><text:span text:style-name="T3">Castle Semple Sailing Club </text:span><text:span text:style-name="T7">desir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1T15:42:40.938000000</dc:date>
    <meta:editing-duration>PT31M12S</meta:editing-duration>
    <meta:editing-cycles>2</meta:editing-cycles>
    <meta:generator>LibreOffice/7.2.4.1$Windows_X86_64 LibreOffice_project/27d75539669ac387bb498e35313b970b7fe9c4f9</meta:generator>
    <meta:document-statistic meta:table-count="0" meta:image-count="0" meta:object-count="0" meta:page-count="2" meta:paragraph-count="14" meta:word-count="619" meta:character-count="3468" meta:non-whitespace-character-count="2862"/>
  </office:meta>
</office:document-meta>
</file>